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</text:p>
      <text:p text:style-name="P1"/>
      <text:p text:style-name="P1">Tero Mäntylä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Mantyla</meta:initial-creator>
    <meta:creation-date>2013-06-06T14:21:54</meta:creation-date>
    <dc:date>2013-06-06T14:23:19</dc:date>
    <dc:creator>Tero Mantyla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9" meta:non-whitespace-character-count="29"/>
    <meta:generator>LibreOffice/3.5$Linux_X86_64 LibreOffice_project/350m1$Build-2</meta:generator>
  </office:meta>
</office:document-meta>
</file>